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e9" style:family="table-cell" style:parent-style-name="Default" style:data-style-name="N38"/>
    <style:style style:name="ce10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2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2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2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7981" table:style-name="ro4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8-04-25T12:49:21Z</dc:date>
    <meta:editing-cycles>124</meta:editing-cycles>
    <meta:editing-duration>PT10567S</meta:editing-duration>
  </office:meta>
</office:document-meta>
</file>